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c41b5" officeooo:paragraph-rsid="000c41b5"/>
    </style:style>
    <style:style style:name="P2" style:family="paragraph" style:parent-style-name="Standard">
      <style:text-properties officeooo:rsid="000c41b5" officeooo:paragraph-rsid="000c41b5"/>
    </style:style>
    <style:style style:name="T1" style:family="text">
      <style:text-properties officeooo:rsid="000c7512"/>
    </style:style>
    <style:style style:name="T2" style:family="text">
      <style:text-properties fo:font-size="14pt" officeooo:rsid="000c7512" style:font-size-asian="14pt" style:font-size-complex="14pt"/>
    </style:style>
    <style:style style:name="T3" style:family="text">
      <style:text-properties fo:font-size="12pt" officeooo:rsid="000c7512" style:font-size-asian="10.5pt" style:font-size-complex="12pt"/>
    </style:style>
    <style:style style:name="T4" style:family="text">
      <style:text-properties fo:font-size="12pt" officeooo:rsid="000f0c4c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Nosso primeiro comando em javaScript foi o comando window.alert(‘Minha primeira mensagem’), esse comando, faz com que se exiba uma mensagem de alerta, antes de carregarmos o site</text:p>
      <text:p text:style-name="P1"><text:tab/><text:span text:style-name="T1">No nosso segundo comando, digitamos: window.confirm(‘Está gostando de JS?’), nele, apareceu uma segunda janela, onde aparecia esse texto, junto de mais dois botões, o </text:span><text:span text:style-name="T2">ok</text:span><text:span text:style-name="T1"> e o </text:span><text:span text:style-name="T2">cancelar</text:span></text:p>
      <text:p text:style-name="P1"><text:span text:style-name="T2"><text:tab/></text:span><text:span text:style-name="T3">E no nosso terceiro comando, escrevemos window.prompt(‘Qual é o seu nome?’), e nele apareceu uma janela, como o próprio nome sugere, qual é o nosso nome</text:span></text:p>
      <text:p text:style-name="P1"><text:span text:style-name="T3"><text:tab/></text:span><text:span text:style-name="T4">Podemos mandar escrever na tela, os caracteres e as variaveis, usando os comandos document.write(`josdhfisudh ${nome}`)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7T20:20:55.192000000</meta:creation-date>
    <dc:date>2022-11-18T21:32:13.108000000</dc:date>
    <meta:editing-duration>PT21M14S</meta:editing-duration>
    <meta:editing-cycles>3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4" meta:word-count="96" meta:character-count="635" meta:non-whitespace-character-count="539"/>
  </office:meta>
</office:document-meta>
</file>